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e1eb" officeooo:paragraph-rsid="00081822"/>
    </style:style>
    <style:style style:name="P2" style:family="paragraph" style:parent-style-name="Standard">
      <style:paragraph-properties fo:text-align="start" style:justify-single-word="false"/>
      <style:text-properties officeooo:rsid="0006e1eb" officeooo:paragraph-rsid="00081822"/>
    </style:style>
    <style:style style:name="P3" style:family="paragraph" style:parent-style-name="Standard">
      <style:paragraph-properties fo:text-align="start" style:justify-single-word="false"/>
      <style:text-properties officeooo:rsid="0006e1eb" officeooo:paragraph-rsid="000906d0"/>
    </style:style>
    <style:style style:name="P4" style:family="paragraph" style:parent-style-name="Standard">
      <style:text-properties officeooo:rsid="0006e1eb" officeooo:paragraph-rsid="000906d0"/>
    </style:style>
    <style:style style:name="P5" style:family="paragraph" style:parent-style-name="Standard">
      <style:text-properties officeooo:rsid="0006e1eb" officeooo:paragraph-rsid="000b7bac"/>
    </style:style>
    <style:style style:name="P6" style:family="paragraph" style:parent-style-name="Standard" style:list-style-name="L1">
      <style:text-properties officeooo:rsid="0009b343" officeooo:paragraph-rsid="0009b343"/>
    </style:style>
    <style:style style:name="P7" style:family="paragraph" style:parent-style-name="Standard">
      <style:text-properties officeooo:rsid="0009b343" officeooo:paragraph-rsid="0009b343"/>
    </style:style>
    <style:style style:name="P8" style:family="paragraph" style:parent-style-name="Standard" style:list-style-name="L2">
      <style:text-properties officeooo:rsid="0009b343" officeooo:paragraph-rsid="0009b343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09b343" officeooo:paragraph-rsid="0009b343"/>
    </style:style>
    <style:style style:name="T1" style:family="text">
      <style:text-properties officeooo:rsid="0009b343"/>
    </style:style>
    <style:style style:name="T2" style:family="text">
      <style:text-properties officeooo:rsid="000b7b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nel partitioning protocols</text:p>
      <text:p text:style-name="P2"/>
      <text:p text:style-name="P4">FDMA<text:span text:style-name="T2">(Figure 32)</text:span></text:p>
      <text:list xml:id="list16336401011" text:style-name="L1">
        <text:list-item>
          <text:p text:style-name="P6">Fairness</text:p>
        </text:list-item>
        <text:list-item>
          <text:p text:style-name="P6">Simple</text:p>
        </text:list-item>
        <text:list-item>
          <text:p text:style-name="P6">Decentralized</text:p>
        </text:list-item>
        <text:list-item>
          <text:p text:style-name="P6">A node cannot make use of the entire channel bandwidth when link is free.</text:p>
        </text:list-item>
      </text:list>
      <text:p text:style-name="P7"/>
      <text:p text:style-name="P5">TDMA<text:span text:style-name="T2">(Figure 32)</text:span></text:p>
      <text:list xml:id="list1403293438" text:style-name="L2">
        <text:list-item>
          <text:p text:style-name="P8">Fair</text:p>
        </text:list-item>
        <text:list-item>
          <text:p text:style-name="P8">Simple</text:p>
        </text:list-item>
        <text:list-item>
          <text:p text:style-name="P8">Decentralized</text:p>
        </text:list-item>
      </text:list>
      <text:p text:style-name="P7"/>
      <text:p text:style-name="P3"><text:span text:style-name="T1">Code Division multiple access - </text:span>CDMA</text:p>
      <text:list xml:id="list433896106" text:style-name="L3">
        <text:list-item>
          <text:p text:style-name="P9">Each node is assigned a code to encode its signal during transmission</text:p>
        </text:list-item>
        <text:list-item>
          <text:p text:style-name="P9">No collision even if simultaneous tramission occu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5T13:22:22</meta:creation-date>
    <dc:title>T1</dc:title>
    <meta:editing-duration>PT20S</meta:editing-duration>
    <meta:editing-cycles>5</meta:editing-cycles>
    <meta:generator>LibreOffice/3.6$Linux_x86 LibreOffice_project/360m1$Build-2</meta:generator>
    <meta:initial-creator>Kempa </meta:initial-creator>
    <dc:date>2013-03-15T13:30:41</dc:date>
    <dc:creator>Kempa </dc:creator>
    <meta:document-statistic meta:table-count="0" meta:image-count="0" meta:object-count="0" meta:page-count="1" meta:paragraph-count="13" meta:word-count="61" meta:character-count="348" meta:non-whitespace-character-count="309"/>
    <meta:template xlink:type="simple" xlink:actuate="onRequest" xlink:title="T1" xlink:href="../../../../.config/libreoffice/3/user/template/T1.ott" meta:date="2013-03-15T13:22:20"/>
  </office:meta>
</office:document-meta>
</file>